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2000000DFA345451E.jpg"/>
  <manifest:file-entry manifest:media-type="image/png" manifest:full-path="Pictures/100000000000001C00000032B57A4DC3.png"/>
  <manifest:file-entry manifest:media-type="image/png" manifest:full-path="Pictures/100002000000013D0000008D8F07C93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Helvetica" svg:font-family="Helvetica" style:font-family-generic="swiss"/>
    <style:font-face style:name="Lucida Sans1" svg:font-family="'Lucida Sans'" style:font-family-generic="swiss"/>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18.925cm" fo:margin-left="-0.259cm" style:page-number="auto" table:align="left" style:writing-mode="lr-tb"/>
    </style:style>
    <style:style style:name="Table1.A" style:family="table-column">
      <style:table-column-properties style:column-width="2.632cm"/>
    </style:style>
    <style:style style:name="Table1.B" style:family="table-column">
      <style:table-column-properties style:column-width="4.371cm"/>
    </style:style>
    <style:style style:name="Table1.C" style:family="table-column">
      <style:table-column-properties style:column-width="4.043cm"/>
    </style:style>
    <style:style style:name="Table1.D" style:family="table-column">
      <style:table-column-properties style:column-width="1.429cm"/>
    </style:style>
    <style:style style:name="Table1.E" style:family="table-column">
      <style:table-column-properties style:column-width="2.91cm"/>
    </style:style>
    <style:style style:name="Table1.F" style:family="table-column">
      <style:table-column-properties style:column-width="3.54cm"/>
    </style:style>
    <style:style style:name="Table1.1" style:family="table-row">
      <style:table-row-properties style:min-row-height="2.491cm" style:keep-together="false" fo:keep-together="always"/>
    </style:style>
    <style:style style:name="Table1.A1" style:family="table-cell">
      <style:table-cell-properties style:vertical-align="middle" fo:padding-left="0.191cm" fo:padding-right="0.191cm" fo:padding-top="0cm" fo:padding-bottom="0cm" fo:border-left="0.018cm solid #000000" fo:border-right="none" fo:border-top="0.018cm solid #000000" fo:border-bottom="none" style:writing-mode="lr-tb"/>
    </style:style>
    <style:style style:name="Table1.C1" style:family="table-cell">
      <style:table-cell-properties style:vertical-align="middle" fo:padding-left="0.191cm" fo:padding-right="0.191cm" fo:padding-top="0cm" fo:padding-bottom="0cm" fo:border-left="0.018cm solid #000000" fo:border-right="0.018cm solid #000000" fo:border-top="0.018cm solid #000000" fo:border-bottom="none" style:writing-mode="lr-tb"/>
    </style:style>
    <style:style style:name="Table1.2" style:family="table-row">
      <style:table-row-properties style:min-row-height="0.49cm" style:keep-together="false" fo:keep-together="always"/>
    </style:style>
    <style:style style:name="Table1.A2" style:family="table-cell">
      <style:table-cell-properties style:vertical-align="middle" fo:padding-left="0.191cm" fo:padding-right="0.191cm" fo:padding-top="0cm" fo:padding-bottom="0cm" fo:border-left="none" fo:border-right="none" fo:border-top="0.018cm solid #000000" fo:border-bottom="0.018cm solid #000000" style:writing-mode="lr-tb"/>
    </style:style>
    <style:style style:name="Table1.3" style:family="table-row">
      <style:table-row-properties style:min-row-height="0.882cm" style:keep-together="false" fo:keep-together="always"/>
    </style:style>
    <style:style style:name="Table1.A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Table1.F3" style:family="table-cell">
      <style:table-cell-properties style:vertical-align="middle" fo:padding-left="0.191cm" fo:padding-right="0.191cm" fo:padding-top="0cm" fo:padding-bottom="0cm" fo:border="0.018cm solid #000000" style:writing-mode="lr-tb"/>
    </style:style>
    <style:style style:name="Table1.6" style:family="table-row">
      <style:table-row-properties style:min-row-height="0.395cm" style:keep-together="false" fo:keep-together="always"/>
    </style:style>
    <style:style style:name="Table2" style:family="table">
      <style:table-properties style:width="18.381cm" fo:margin-left="0.191cm" table:align="left" style:writing-mode="lr-tb"/>
    </style:style>
    <style:style style:name="Table2.A" style:family="table-column">
      <style:table-column-properties style:column-width="4.038cm"/>
    </style:style>
    <style:style style:name="Table2.B" style:family="table-column">
      <style:table-column-properties style:column-width="2.325cm"/>
    </style:style>
    <style:style style:name="Table2.C" style:family="table-column">
      <style:table-column-properties style:column-width="12.019cm"/>
    </style:style>
    <style:style style:name="Table2.1" style:family="table-row">
      <style:table-row-properties style:min-row-height="0.758cm" style:keep-together="true" fo:keep-together="auto"/>
    </style:style>
    <style:style style:name="Table2.A1" style:family="table-cell">
      <style:table-cell-properties style:vertical-align="middle"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C1" style:family="table-cell">
      <style:table-cell-properties style:vertical-align="middle" fo:background-color="#e6e6e6" fo:padding-left="0.191cm" fo:padding-right="0.191cm" fo:padding-top="0cm" fo:padding-bottom="0cm" fo:border="0.018cm solid #000000" style:writing-mode="lr-tb">
        <style:background-image/>
      </style:table-cell-properties>
    </style:style>
    <style:style style:name="Table2.2" style:family="table-row">
      <style:table-row-properties style:min-row-height="0.473cm" style:keep-together="true" fo:keep-together="auto"/>
    </style:style>
    <style:style style:name="Table2.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C2" style:family="table-cell">
      <style:table-cell-properties style:vertical-align="top" fo:padding-left="0.191cm" fo:padding-right="0.191cm" fo:padding-top="0cm" fo:padding-bottom="0cm" fo:border="0.018cm solid #000000" style:writing-mode="lr-tb"/>
    </style:style>
    <style:style style:name="Table2.6" style:family="table-row">
      <style:table-row-properties style:min-row-height="0.499cm" style:keep-together="true" fo:keep-together="auto"/>
    </style:style>
    <style:style style:name="Table2.A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C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style:snap-to-layout-grid="false"/>
      <style:text-properties style:font-name="Helvetica1" fo:font-size="12pt" fo:font-weight="bold" style:font-size-asian="12pt" style:font-weight-asian="bold" style:font-name-complex="Helvetica1"/>
    </style:style>
    <style:style style:name="P3" style:family="paragraph" style:parent-style-name="Standard">
      <style:text-properties style:font-name="Helvetica1" fo:font-size="12pt" style:font-size-asian="12pt" style:font-name-complex="Helvetica1"/>
    </style:style>
    <style:style style:name="P4" style:family="paragraph" style:parent-style-name="Standard">
      <style:paragraph-properties style:snap-to-layout-grid="false"/>
      <style:text-properties style:font-name="Helvetica1" fo:font-size="12pt" style:font-size-asian="12pt" style:font-name-complex="Helvetica1"/>
    </style:style>
    <style:style style:name="P5" style:family="paragraph" style:parent-style-name="Standard">
      <style:text-properties style:font-name="Helvetica1" style:font-name-complex="Helvetica1"/>
    </style:style>
    <style:style style:name="P6" style:family="paragraph" style:parent-style-name="Standard">
      <style:text-properties style:font-name="Helvetica1" fo:font-size="10pt" fo:font-weight="bold" style:font-size-asian="10pt" style:font-weight-asian="bold" style:font-name-complex="Helvetica1" style:font-size-complex="10pt" style:font-weight-complex="bold"/>
    </style:style>
    <style:style style:name="P7" style:family="paragraph" style:parent-style-name="Standard">
      <style:paragraph-properties fo:text-align="center" style:justify-single-word="false"/>
      <style:text-properties style:font-name="Helvetica1" fo:font-size="10pt" fo:font-weight="bold" style:font-size-asian="10pt" style:font-weight-asian="bold" style:font-name-complex="Helvetica1" style:font-size-complex="10pt" style:font-weight-complex="bold"/>
    </style:style>
    <style:style style:name="P8" style:family="paragraph" style:parent-style-name="Standard">
      <style:paragraph-properties style:snap-to-layout-grid="false"/>
      <style:text-properties style:font-name="Helvetica1" fo:font-size="10pt" style:font-size-asian="10pt" style:font-name-complex="Helvetica1" style:font-size-complex="10pt"/>
    </style:style>
    <style:style style:name="P9" style:family="paragraph" style:parent-style-name="Standard">
      <style:paragraph-properties style:snap-to-layout-grid="false"/>
      <style:text-properties style:font-name="Helvetica" fo:font-size="10pt" style:font-size-asian="10pt" style:font-name-complex="Helvetica1" style:font-size-complex="10pt"/>
    </style:style>
    <style:style style:name="P10" style:family="paragraph" style:parent-style-name="Standard">
      <style:text-properties style:font-name="Helvetica" fo:font-size="10pt" style:font-size-asian="10pt" style:font-size-complex="10pt"/>
    </style:style>
    <style:style style:name="P11" style:family="paragraph" style:parent-style-name="Standard">
      <style:paragraph-properties fo:margin-left="0.635cm" fo:margin-right="0cm" fo:text-indent="0cm" style:auto-text-indent="false"/>
    </style:style>
    <style:style style:name="P12" style:family="paragraph" style:parent-style-name="Standard">
      <style:paragraph-properties fo:margin-left="0.635cm" fo:margin-right="0cm" fo:text-indent="0cm" style:auto-text-indent="false"/>
      <style:text-properties style:font-name="Helvetica1" style:font-name-complex="Helvetica1"/>
    </style:style>
    <style:style style:name="P13" style:family="paragraph" style:parent-style-name="Standard">
      <style:paragraph-properties fo:margin-left="0.635cm" fo:margin-right="0cm" fo:text-indent="0cm" style:auto-text-indent="false"/>
      <style:text-properties style:font-name="Helvetica1" fo:font-weight="normal" style:font-weight-asian="normal" style:font-name-complex="Helvetica1" style:font-weight-complex="normal"/>
    </style:style>
    <style:style style:name="P14" style:family="paragraph" style:parent-style-name="Standard">
      <style:paragraph-properties fo:margin-left="0.635cm" fo:margin-right="0cm" fo:text-indent="0cm" style:auto-text-indent="false"/>
      <style:text-properties style:font-name="Helvetica1" fo:font-weight="bold" style:font-weight-asian="bold" style:font-name-complex="Helvetica1" style:font-weight-complex="bold"/>
    </style:style>
    <style:style style:name="P15" style:family="paragraph" style:parent-style-name="Standard">
      <style:paragraph-properties fo:margin-left="0cm" fo:margin-right="0cm" fo:text-indent="0cm" style:auto-text-indent="false"/>
      <style:text-properties style:font-name="Helvetica1" style:font-name-complex="Helvetica1"/>
    </style:style>
    <style:style style:name="P16" style:family="paragraph" style:parent-style-name="Standard">
      <style:paragraph-properties fo:margin-left="0cm" fo:margin-right="0cm" style:line-height-at-least="0.397cm" fo:text-align="start" style:justify-single-word="false" fo:text-indent="0cm" style:auto-text-indent="false"/>
      <style:text-properties style:font-name="Helvetica" fo:font-size="10pt" style:font-size-asian="10pt" style:font-size-complex="10pt"/>
    </style:style>
    <style:style style:name="P17" style:family="paragraph" style:parent-style-name="Standard">
      <style:paragraph-properties fo:margin-left="0cm" fo:margin-right="0cm" style:line-height-at-least="0.397cm" fo:text-align="start" style:justify-single-word="false" fo:text-indent="0cm" style:auto-text-indent="false"/>
      <style:text-properties fo:font-variant="normal" fo:text-transform="none" fo:color="#222222" style:font-name="Helvetica" fo:font-size="10pt" fo:letter-spacing="normal" fo:font-style="normal" fo:font-weight="normal" style:font-size-asian="10pt" style:font-size-complex="10pt"/>
    </style:style>
    <style:style style:name="P18" style:family="paragraph" style:parent-style-name="Standard" style:list-style-name="WW8Num4">
      <style:text-properties style:font-name="Helvetica1" fo:font-size="12pt" style:font-size-asian="12pt" style:font-name-complex="Helvetica1" style:font-size-complex="12pt"/>
    </style:style>
    <style:style style:name="P19" style:family="paragraph" style:parent-style-name="Standard">
      <style:paragraph-properties fo:margin-left="0.635cm" fo:margin-right="0cm" fo:text-indent="0cm" style:auto-text-indent="false"/>
    </style:style>
    <style:style style:name="P20" style:family="paragraph" style:parent-style-name="Standard">
      <style:paragraph-properties fo:margin-left="0.635cm" fo:margin-right="0cm" fo:text-indent="0cm" style:auto-text-indent="false"/>
      <style:text-properties style:font-name="Helvetica1" fo:font-weight="normal" style:font-weight-asian="normal" style:font-name-complex="Helvetica1" style:font-weight-complex="normal"/>
    </style:style>
    <style:style style:name="P21" style:family="paragraph" style:parent-style-name="Standard">
      <style:paragraph-properties fo:margin-left="0.635cm" fo:margin-right="0cm" fo:text-indent="0cm" style:auto-text-indent="false"/>
      <style:text-properties style:font-name="Helvetica1" style:font-name-complex="Helvetica1"/>
    </style:style>
    <style:style style:name="P22" style:family="paragraph" style:parent-style-name="Heading_20_1">
      <style:paragraph-properties style:snap-to-layout-grid="false"/>
      <style:text-properties style:font-name="Helvetica1" fo:language="zxx" fo:country="none" fo:font-weight="bold" style:language-asian="zxx" style:country-asian="none" style:font-weight-asian="bold" style:font-name-complex="Helvetica1"/>
    </style:style>
    <style:style style:name="P23" style:family="paragraph" style:parent-style-name="Heading_20_1">
      <style:paragraph-properties style:snap-to-layout-grid="false"/>
      <style:text-properties style:font-name="Helvetica1" fo:font-weight="bold" style:font-weight-asian="bold" style:font-name-complex="Helvetica1"/>
    </style:style>
    <style:style style:name="P24" style:family="paragraph" style:parent-style-name="Heading_20_1">
      <style:text-properties style:font-name="Helvetica1" fo:font-size="10pt" fo:font-weight="bold" style:font-size-asian="10pt" style:font-weight-asian="bold" style:font-name-complex="Helvetica1" style:font-size-complex="10pt"/>
    </style:style>
    <style:style style:name="P25" style:family="paragraph" style:parent-style-name="Heading_20_3">
      <style:paragraph-properties style:snap-to-layout-grid="false"/>
      <style:text-properties style:font-name="Helvetica1" fo:font-weight="bold" style:font-weight-asian="bold" style:font-name-complex="Helvetica1"/>
    </style:style>
    <style:style style:name="P26" style:family="paragraph" style:parent-style-name="Heading_20_3">
      <style:text-properties style:font-name="Helvetica1" fo:font-size="10pt" style:font-size-asian="10pt" style:font-name-complex="Helvetica1" style:font-size-complex="10pt"/>
    </style:style>
    <style:style style:name="P27" style:family="paragraph" style:parent-style-name="Heading_20_3">
      <style:paragraph-properties fo:text-align="center" style:justify-single-word="false"/>
      <style:text-properties style:font-name="Helvetica1" fo:font-size="10pt" style:font-size-asian="10pt" style:font-name-complex="Helvetica1" style:font-size-complex="10pt"/>
    </style:style>
    <style:style style:name="P28" style:family="paragraph" style:parent-style-name="Heading_20_3">
      <style:paragraph-properties style:snap-to-layout-grid="false"/>
      <style:text-properties style:font-name="Helvetica1" fo:font-size="10pt" style:font-size-asian="10pt" style:font-name-complex="Helvetica1" style:font-size-complex="10pt"/>
    </style:style>
    <style:style style:name="P29" style:family="paragraph" style:parent-style-name="Heading_20_2">
      <style:paragraph-properties>
        <style:tab-stops>
          <style:tab-stop style:position="1.08cm"/>
        </style:tab-stops>
      </style:paragraph-properties>
      <style:text-properties style:font-name="Helvetica1" style:font-name-complex="Helvetica1"/>
    </style:style>
    <style:style style:name="T1" style:family="text">
      <style:text-properties style:font-name="Helvetica1" style:font-name-complex="Helvetica1"/>
    </style:style>
    <style:style style:name="T2" style:family="text">
      <style:text-properties style:font-name="Helvetica1" style:font-name-complex="Helvetica1" text:display="true"/>
    </style:style>
    <style:style style:name="T3" style:family="text">
      <style:text-properties style:font-name="Helvetica1" fo:font-weight="bold" style:font-weight-asian="bold" style:font-name-complex="Helvetica1" style:font-weight-complex="bold"/>
    </style:style>
    <style:style style:name="T4" style:family="text">
      <style:text-properties style:font-name="Helvetica1" fo:font-size="10pt" style:font-size-asian="10pt" style:font-name-complex="Helvetica1" style:font-size-complex="10pt" text:display="true"/>
    </style:style>
    <style:style style:name="T5" style:family="text">
      <style:text-properties style:font-name="Helvetica1" fo:font-weight="normal" style:font-weight-asian="normal" style:font-name-complex="Helvetica1" style:font-weight-complex="normal"/>
    </style:style>
    <style:style style:name="T6" style:family="text">
      <style:text-properties fo:font-variant="normal" fo:text-transform="none" fo:color="#222222" style:font-name="Helvetica" fo:font-size="10pt" fo:letter-spacing="normal" fo:font-style="normal" fo:font-weight="normal" style:font-size-asian="10pt" style:font-name-complex="Helvetica1" style:font-size-complex="10pt" text:display="true"/>
    </style:style>
    <style:style style:name="T7" style:family="text">
      <style:text-properties fo:font-variant="normal" fo:text-transform="none" fo:color="#222222" fo:letter-spacing="normal" fo:font-style="normal" fo:font-weight="normal"/>
    </style:style>
    <style:style style:name="T8" style:family="text">
      <style:text-properties fo:font-weight="normal" style:font-weight-asian="normal" style:font-weight-complex="normal"/>
    </style:style>
    <style:style style:name="T9" style:family="text">
      <style:text-properties style:font-name="Helvetica" fo:font-size="10pt" style:font-size-asian="10pt" style:font-name-complex="Helvetica1" style:font-size-complex="10pt" text:display="true"/>
    </style:style>
    <style:style style:name="T10" style:family="text">
      <style:text-properties style:text-position="super 58%"/>
    </style:style>
    <style:style style:name="T11" style:family="text"/>
    <style:style style:name="fr1"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ge-content" fo:padding="0.026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2" office:value-type="string">
            <text:h text:style-name="P22" text:outline-level="1"><draw:frame draw:style-name="fr1" draw:name="graphics1" text:anchor-type="char" svg:x="4.336cm" svg:y="0.385cm" svg:width="1.905cm" svg:height="1.875cm" draw:z-index="2"><draw:image xlink:href="Pictures/10000000000000E2000000DFA345451E.jpg" xlink:type="simple" xlink:show="embed" xlink:actuate="onLoad"/><draw:contour-polygon svg:width="225px" svg:height="219px" svg:viewBox="0 0 225 219" draw:points="-1,0 -1,219 225,219 225,0" draw:recreate-on-edit="false"/></draw:frame><draw:frame draw:style-name="fr2" draw:name="graphics2" text:anchor-type="char" svg:x="1.416cm" svg:y="0.63cm" svg:width="2.854cm" svg:height="1.265cm" draw:z-index="0"><draw:image xlink:href="Pictures/100002000000013D0000008D8F07C93C.png" xlink:type="simple" xlink:show="embed" xlink:actuate="onLoad"/></draw:frame><draw:frame draw:style-name="fr2" draw:name="graphics3" text:anchor-type="char" svg:x="0cm" svg:y="0cm" svg:width="1.235cm" svg:height="2.2cm" draw:z-index="1"><draw:image xlink:href="Pictures/100000000000001C00000032B57A4DC3.png" xlink:type="simple" xlink:show="embed" xlink:actuate="onLoad"/></draw:frame></text:h>
          </table:table-cell>
          <table:covered-table-cell/>
          <table:table-cell table:style-name="Table1.C1" table:number-columns-spanned="4" office:value-type="string">
            <text:h text:style-name="P29" text:outline-level="2">Minutes of Meeting</text:h>
          </table:table-cell>
          <table:covered-table-cell/>
          <table:covered-table-cell/>
          <table:covered-table-cell/>
        </table:table-row>
        <table:table-row table:style-name="Table1.2">
          <table:table-cell table:style-name="Table1.A2" office:value-type="string">
            <text:h text:style-name="P23" text:outline-level="1"/>
          </table:table-cell>
          <table:table-cell table:style-name="Table1.A2" table:number-columns-spanned="2" office:value-type="string">
            <text:h text:style-name="P25" text:outline-level="3"/>
          </table:table-cell>
          <table:covered-table-cell/>
          <table:table-cell table:style-name="Table1.A2" table:number-columns-spanned="2" office:value-type="string">
            <text:p text:style-name="P2"/>
          </table:table-cell>
          <table:covered-table-cell/>
          <table:table-cell table:style-name="Table1.A2" office:value-type="string">
            <text:p text:style-name="P4"/>
          </table:table-cell>
        </table:table-row>
        <table:table-row table:style-name="Table1.3">
          <table:table-cell table:style-name="Table1.A3" office:value-type="string">
            <text:h text:style-name="P24" text:outline-level="1">Project</text:h>
          </table:table-cell>
          <table:table-cell table:style-name="Table1.A3" table:number-columns-spanned="3" office:value-type="string">
            <text:h text:style-name="P27" text:outline-level="3">Real-time Bridge Monitoring</text:h>
          </table:table-cell>
          <table:covered-table-cell/>
          <table:covered-table-cell/>
          <table:table-cell table:style-name="Table1.A3" office:value-type="string">
            <text:p text:style-name="P6">Date</text:p>
          </table:table-cell>
          <table:table-cell table:style-name="Table1.F3" office:value-type="string">
            <text:p text:style-name="P8">02.12.13</text:p>
          </table:table-cell>
        </table:table-row>
        <table:table-row table:style-name="Table1.3">
          <table:table-cell table:style-name="Table1.A3" office:value-type="string">
            <text:h text:style-name="P28" text:outline-level="3"/>
          </table:table-cell>
          <table:table-cell table:style-name="Table1.A3" table:number-columns-spanned="3" office:value-type="string">
            <text:p text:style-name="P8"/>
          </table:table-cell>
          <table:covered-table-cell/>
          <table:covered-table-cell/>
          <table:table-cell table:style-name="Table1.A3" office:value-type="string">
            <text:h text:style-name="P26" text:outline-level="3">Start-end time</text:h>
          </table:table-cell>
          <table:table-cell table:style-name="Table1.F3" office:value-type="string">
            <text:p text:style-name="P8">07:00:00 PM – 08:11:00 PM</text:p>
          </table:table-cell>
        </table:table-row>
        <table:table-row table:style-name="Table1.3">
          <table:table-cell table:style-name="Table1.A3" office:value-type="string">
            <text:h text:style-name="P26" text:outline-level="3">Responsible</text:h>
          </table:table-cell>
          <table:table-cell table:style-name="Table1.A3" table:number-columns-spanned="3" office:value-type="string">
            <text:p text:style-name="Standard"><text:span text:style-name="Comment_20_Reference"><text:span text:style-name="T4">Marko Brčić</text:span></text:span></text:p>
          </table:table-cell>
          <table:covered-table-cell/>
          <table:covered-table-cell/>
          <table:table-cell table:style-name="Table1.A3" office:value-type="string">
            <text:h text:style-name="P26" text:outline-level="3">Location / type</text:h>
          </table:table-cell>
          <table:table-cell table:style-name="Table1.F3" office:value-type="string">
            <text:p text:style-name="Standard"><text:span text:style-name="Comment_20_Reference"><text:span text:style-name="T4">Skype / Hangouts</text:span></text:span></text:p>
            <text:p text:style-name="Standard"><text:span text:style-name="Comment_20_Reference"><text:span text:style-name="T4">IT-SWE-CRO</text:span></text:span></text:p>
          </table:table-cell>
        </table:table-row>
        <table:table-row table:style-name="Table1.6">
          <table:table-cell table:style-name="Table1.A2" table:number-columns-spanned="6" office:value-type="string">
            <text:p text:style-name="P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Attended by</text:p>
                </table:table-cell>
                <table:table-cell table:style-name="Table2.A1" office:value-type="string">
                  <text:p text:style-name="P7">Location</text:p>
                </table:table-cell>
                <table:table-cell table:style-name="Table2.C1" office:value-type="string">
                  <text:p text:style-name="P7">Remarks</text:p>
                </table:table-cell>
              </table:table-row>
              <table:table-row table:style-name="Table2.2">
                <table:table-cell table:style-name="Table2.A2" office:value-type="string">
                  <text:p text:style-name="P9">Andrea Bottoli</text:p>
                </table:table-cell>
                <table:table-cell table:style-name="Table2.A2" office:value-type="string">
                  <text:p text:style-name="P9"><text:span text:style-name="T7">Milano</text:span> </text:p>
                </table:table-cell>
                <table:table-cell table:style-name="Table2.C2" office:value-type="string">
                  <text:p text:style-name="P8"/>
                </table:table-cell>
              </table:table-row>
              <table:table-row table:style-name="Table2.2">
                <table:table-cell table:style-name="Table2.A2" office:value-type="string">
                  <text:p text:style-name="P9">Dzana Kujan</text:p>
                </table:table-cell>
                <table:table-cell table:style-name="Table2.A2" office:value-type="string">
                  <text:p text:style-name="P9"><text:span text:style-name="T7">Västerås</text:span> </text:p>
                </table:table-cell>
                <table:table-cell table:style-name="Table2.C2" office:value-type="string">
                  <text:p text:style-name="P8"/>
                </table:table-cell>
              </table:table-row>
              <table:table-row table:style-name="Table2.2">
                <table:table-cell table:style-name="Table2.A2" office:value-type="string">
                  <text:p text:style-name="Standard"><text:span text:style-name="Comment_20_Reference"><text:span text:style-name="T9">Lorenzo Pagliari</text:span></text:span></text:p>
                </table:table-cell>
                <table:table-cell table:style-name="Table2.A2" office:value-type="string">
                  <text:p text:style-name="P9"><text:span text:style-name="T7">Milano</text:span> </text:p>
                </table:table-cell>
                <table:table-cell table:style-name="Table2.C2" office:value-type="string">
                  <text:p text:style-name="P8"/>
                </table:table-cell>
              </table:table-row>
              <table:table-row table:style-name="Table2.2">
                <table:table-cell table:style-name="Table2.A2" office:value-type="string">
                  <text:p text:style-name="P10">Marko Brčić</text:p>
                </table:table-cell>
                <table:table-cell table:style-name="Table2.A2" office:value-type="string">
                  <text:p text:style-name="P9">Zagreb</text:p>
                </table:table-cell>
                <table:table-cell table:style-name="Table2.C2" office:value-type="string">
                  <text:p text:style-name="P8"/>
                </table:table-cell>
              </table:table-row>
              <table:table-row table:style-name="Table2.6">
                <table:table-cell table:style-name="Table2.A2" office:value-type="string">
                  <text:p text:style-name="P9">Miraldi Fifo</text:p>
                </table:table-cell>
                <table:table-cell table:style-name="Table2.A2" office:value-type="string">
                  <text:p text:style-name="Standard"><text:span text:style-name="Comment_20_Reference"><text:span text:style-name="T6">Västerås</text:span></text:span><text:span text:style-name="Comment_20_Reference"><text:span text:style-name="T9"> </text:span></text:span></text:p>
                </table:table-cell>
                <table:table-cell table:style-name="Table2.C2" office:value-type="string">
                  <text:p text:style-name="P8"/>
                </table:table-cell>
              </table:table-row>
              <table:table-row table:style-name="Table2.6">
                <table:table-cell table:style-name="Table2.A7" office:value-type="string">
                  <text:p text:style-name="P9">Nikola Radisavljevic</text:p>
                </table:table-cell>
                <table:table-cell table:style-name="Table2.A7" office:value-type="string">
                  <text:p text:style-name="P16"><text:span text:style-name="T7">Västerås</text:span> </text:p>
                </table:table-cell>
                <table:table-cell table:style-name="Table2.C7" office:value-type="string">
                  <text:p text:style-name="P8"/>
                </table:table-cell>
              </table:table-row>
              <table:table-row table:style-name="Table2.6">
                <table:table-cell table:style-name="Table2.A7" office:value-type="string">
                  <text:p text:style-name="P9">Jörn Tillmanns</text:p>
                </table:table-cell>
                <table:table-cell table:style-name="Table2.A7" office:value-type="string">
                  <text:p text:style-name="P17">Västerås</text:p>
                </table:table-cell>
                <table:table-cell table:style-name="Table2.C7" office:value-type="string">
                  <text:p text:style-name="P8"/>
                </table:table-cell>
              </table:table-row>
            </table:table>
            <text:p text:style-name="P3"/>
          </table:table-cell>
          <table:covered-table-cell/>
          <table:covered-table-cell/>
          <table:covered-table-cell/>
          <table:covered-table-cell/>
          <table:covered-table-cell/>
        </table:table-row>
      </table:table>
      <text:p text:style-name="P5"/>
      <text:p text:style-name="P5"/>
      <text:list xml:id="list7237328951225181334" text:style-name="WW8Num4">
        <text:list-item>
          <text:p text:style-name="P18">Database</text:p>
        </text:list-item>
      </text:list>
      <text:p text:style-name="Standard"><text:span text:style-name="Comment_20_Reference"><text:span text:style-name="T2"/></text:span></text:p>
      <text:p text:style-name="P12">Final changes to database need to be made. We discussed about final requirements and that we should make the final according changes in the database. The changes should be made with the data and also we should think about performance and create indexes for some tables if needed.</text:p>
      <text:p text:style-name="P13"/>
      <text:p text:style-name="P11"><text:span text:style-name="T3">ACTION:</text:span><text:span text:style-name="T1"> Jorn to make the changes in the db</text:span></text:p>
      <text:p text:style-name="P15"/>
      <text:p text:style-name="P12"/>
      <text:list xml:id="list20194371" text:continue-numbering="true" text:style-name="WW8Num4">
        <text:list-item>
          <text:p text:style-name="P18">Math engine status</text:p>
        </text:list-item>
      </text:list>
      <text:p text:style-name="P5"/>
      <text:p text:style-name="P12">We talked about the status of the math engine also</text:p>
      <text:p text:style-name="P12"/>
      <text:p text:style-name="P14">CONCLUSION: <text:span text:style-name="T8">Lorenzo is so close to finishing the math engine. He needs to be provided with the DAO layers so he can insert the data in the database</text:span></text:p>
      <text:p text:style-name="P14"/>
      <text:p text:style-name="P11"><text:span text:style-name="T3">ACTION:</text:span><text:span text:style-name="T1"> </text:span><text:span text:style-name="T5">Lorenzo should continue working on the math engine and finish it, while Marko should make <text:s/></text:span></text:p>
      <text:p text:style-name="P11"><text:span text:style-name="T1">final changes in the DAO layer for the calculated data</text:span></text:p>
      <text:p text:style-name="P13"/>
      <text:p text:style-name="P12"/>
      <text:list xml:id="list20194622" text:continue-numbering="true" text:style-name="WW8Num4">
        <text:list-item>
          <text:p text:style-name="P18">2<text:span text:style-name="T10">nd</text:span> status report presentation</text:p>
        </text:list-item>
      </text:list>
      <text:p text:style-name="Standard"><text:span text:style-name="Comment_20_Reference"><text:span text:style-name="T2"/></text:span></text:p>
      <text:p text:style-name="P12">Andrea and Dzana need to finish the presentation that they will present on Thursday, 5.12.2013. </text:p>
      <text:p text:style-name="P12"/>
      <text:p text:style-name="P11"><text:span text:style-name="T3">CONCLUSION: </text:span><text:span text:style-name="T5">Andrea and Dzana should finish the presentation so they can send it to the supervisors</text:span></text:p>
      <text:p text:style-name="P13"/>
      <text:p text:style-name="P12"/>
      <text:list xml:id="list20193005" text:continue-numbering="true" text:style-name="WW8Num4">
        <text:list-item>
          <text:p text:style-name="P18">Time of meeting changed again</text:p>
        </text:list-item>
      </text:list>
      <text:p text:style-name="Standard"><text:span text:style-name="Comment_20_Reference"><text:span text:style-name="T2"/></text:span></text:p>
      <text:p text:style-name="P12">Since we lost one team member who was one of the main reasons why we changed the time of meeting to 18:30, we returned the time of meeting back to 19:00</text:p>
      <text:p text:style-name="P12"/>
      <text:p text:style-name="P11"><text:span text:style-name="T3">CONCLUSION: </text:span><text:span text:style-name="T5">We agreed that we will put meetings to the previous time.</text:span></text:p>
      <text:p text:style-name="P13"/>
      <text:p text:style-name="P11"><text:span text:style-name="T3">ACTION:</text:span><text:span text:style-name="T5"> According changes need to be made in team policy documentation and on in the Google calendar</text:span></text:p>
      <text:p text:style-name="P12"/>
      <text:p text:style-name="P12"><text:soft-page-break/></text:p>
      <text:list xml:id="list20183083" text:continue-numbering="true" text:style-name="WW8Num4">
        <text:list-item>
          <text:p text:style-name="P18">Testing part and documentation</text:p>
        </text:list-item>
      </text:list>
      <text:p text:style-name="Standard"><text:span text:style-name="Comment_20_Reference"><text:span text:style-name="T2"/></text:span></text:p>
      <text:p text:style-name="P12">Miraldi made a sketch of Testing document and Andrea revised it also. We should improve the testing process in our project.</text:p>
      <text:p text:style-name="P12"/>
      <text:p text:style-name="P11"><text:span text:style-name="T3">CONCLUSION: </text:span><text:span text:style-name="T5">Miraldi will continue to work on JUnit test classes.</text:span><text:span text:style-name="T3"> </text:span><text:span text:style-name="T1"><text:s/>Dzana will join him.</text:span></text:p>
      <text:p text:style-name="P11"><text:span text:style-name="T1"/></text:p>
      <text:p text:style-name="P11"><text:span text:style-name="T1"/></text:p>
      <text:list xml:id="list20194558" text:continue-numbering="true" text:style-name="WW8Num4">
        <text:list-item>
          <text:p text:style-name="P18">Design and presentation layer</text:p>
        </text:list-item>
      </text:list>
      <text:p text:style-name="Standard"><text:span text:style-name="Comment_20_Reference"><text:span text:style-name="T2"/></text:span></text:p>
      <text:p text:style-name="P12">We should improve the design and start to work on the upper layers of our system.</text:p>
      <text:p text:style-name="P12"/>
      <text:p text:style-name="P11"><text:span text:style-name="T3">CONCLUSION: </text:span><text:span text:style-name="T5">Nikola and Dzana, and later others will join them, in making more pages that we can later show on beta prototype and final presentation.</text:span><text:span text:style-name="T1"> </text:span></text:p>
      <text:p text:style-name="P15"/>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Helvetica" svg:font-family="Helvetica" style:font-family-generic="swiss"/>
    <style:font-face style:name="Lucida Sans1" svg:font-family="'Lucida Sans'" style:font-family-generic="swiss"/>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keep-with-next="always"/>
      <style:text-properties fo:font-size="12pt" style:font-size-asian="12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6pt" style:font-size-asian="16pt"/>
    </style:style>
    <style:style style:name="Heading_20_3" style:display-name="Heading 3" style:family="paragraph" style:parent-style-name="Standard" style:next-style-name="Standard" style:default-outline-level="3" style:class="text">
      <style:paragraph-properties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keep-with-next="always"/>
      <style:text-properties fo:color="#000000" fo:font-size="12pt" fo:font-weight="bold" style:font-size-asian="12pt"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color="#000000" fo:font-size="12pt" style:font-size-asian="12pt"/>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12pt" style:font-size-asian="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3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Comment_20_Reference" style:display-name="Comment Reference" style:family="text">
      <style:text-properties fo:font-size="8pt" style:font-size-asian="8pt" style:font-size-complex="8pt"/>
    </style:style>
    <style:style style:name="RTF_5f_Num_20_2_20_1" style:display-name="RTF_Num 2 1"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format="">
        <style:list-level-properties text:min-label-width="0.762cm"/>
      </text:list-level-style-number>
      <text:list-level-style-number text:level="2" text:style-name="RTF_5f_Num_20_3_20_2" style:num-format="">
        <style:list-level-properties text:min-label-width="1.016cm"/>
      </text:list-level-style-number>
      <text:list-level-style-number text:level="3" text:style-name="RTF_5f_Num_20_3_20_3" style:num-format="">
        <style:list-level-properties text:min-label-width="1.27cm"/>
      </text:list-level-style-number>
      <text:list-level-style-number text:level="4" text:style-name="RTF_5f_Num_20_3_20_4" style:num-format="">
        <style:list-level-properties text:min-label-width="1.524cm"/>
      </text:list-level-style-number>
      <text:list-level-style-number text:level="5" text:style-name="RTF_5f_Num_20_3_20_5" style:num-format="">
        <style:list-level-properties text:min-label-width="1.778cm"/>
      </text:list-level-style-number>
      <text:list-level-style-number text:level="6" text:style-name="RTF_5f_Num_20_3_20_6" style:num-format="">
        <style:list-level-properties text:min-label-width="2.032cm"/>
      </text:list-level-style-number>
      <text:list-level-style-number text:level="7" text:style-name="RTF_5f_Num_20_3_20_7" style:num-format="">
        <style:list-level-properties text:min-label-width="2.286cm"/>
      </text:list-level-style-number>
      <text:list-level-style-number text:level="8" text:style-name="RTF_5f_Num_20_3_20_8" style:num-format="">
        <style:list-level-properties text:min-label-width="2.54cm"/>
      </text:list-level-style-number>
      <text:list-level-style-number text:level="9" text:style-name="RTF_5f_Num_20_3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Page_20_Number"><text:page-number text:select-page="current">2</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Igor Čavrak</meta:initial-creator>
    <meta:creation-date>2004-10-09T11:04:00</meta:creation-date>
    <dc:date>2013-12-09T00:03:53.47</dc:date>
    <meta:print-date>1998-10-09T11:53:00</meta:print-date>
    <meta:editing-cycles>19</meta:editing-cycles>
    <meta:editing-duration>P1DT23H25M30S</meta:editing-duration>
    <meta:generator>OpenOffice/4.0.1$Win32 OpenOffice.org_project/401m5$Build-9714</meta:generator>
    <dc:creator>Marko Brčić</dc:creator>
    <meta:document-statistic meta:table-count="2" meta:image-count="3" meta:object-count="0" meta:page-count="2" meta:paragraph-count="51" meta:word-count="367" meta:character-count="2127"/>
  </office:meta>
</office:document-meta>
</file>